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1pt" fo:font-weight="bold" style:font-size-asian="11pt" style:font-weight-asian="bold" style:font-size-complex="11pt" style:font-weight-complex="bold"/>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5" style:family="paragraph" style:parent-style-name="Standard">
      <style:text-properties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P6" style:family="paragraph" style:parent-style-name="Standard">
      <style:paragraph-properties fo:text-align="center" style:justify-single-word="false"/>
      <style:text-properties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P7" style:family="paragraph" style:parent-style-name="Standard">
      <style:text-properties fo:font-size="13pt" style:text-underline-style="solid" style:text-underline-width="auto" style:text-underline-color="font-color" fo:font-weight="normal" officeooo:rsid="001b594d" officeooo:paragraph-rsid="001b594d" style:text-underline-mode="continuous" style:text-overline-mode="continuous" style:text-line-through-mode="continuous" style:font-size-asian="13pt" style:font-weight-asian="normal" style:font-size-complex="13pt" style:font-weight-complex="normal"/>
    </style:style>
    <style:style style:name="P8" style:family="paragraph" style:parent-style-name="Standard">
      <style:text-properties fo:font-size="13pt" style:font-size-asian="13pt" style:font-size-complex="13pt"/>
    </style:style>
    <style:style style:name="P9" style:family="paragraph" style:parent-style-name="Standard">
      <style:text-properties fo:font-size="13pt" fo:font-weight="bold" style:font-size-asian="13pt" style:font-weight-asian="bold" style:font-size-complex="13pt" style:font-weight-complex="bold"/>
    </style:style>
    <style:style style:name="P10" style:family="paragraph" style:parent-style-name="Standard">
      <style:text-properties fo:font-size="13pt" style:text-underline-style="none" fo:font-weight="normal" officeooo:rsid="001b594d" officeooo:paragraph-rsid="001b594d" style:text-underline-mode="continuous" style:text-overline-mode="continuous" style:text-line-through-mode="continuous" style:font-size-asian="13pt" style:font-weight-asian="normal" style:font-size-complex="13pt" style:font-weight-complex="normal"/>
    </style:style>
    <style:style style:name="P11" style:family="paragraph" style:parent-style-name="Standard">
      <style:paragraph-properties fo:text-align="justify" style:justify-single-word="false"/>
    </style:style>
    <style:style style:name="P12" style:family="paragraph" style:parent-style-name="Standard">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3" style:family="paragraph" style:parent-style-name="Standard">
      <style:paragraph-properties fo:text-align="justify" style:justify-single-word="fals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4" style:family="paragraph" style:parent-style-name="Standard">
      <style:text-properties style:text-underline-style="solid" style:text-underline-width="auto" style:text-underline-color="font-color" fo:font-weight="bold" officeooo:paragraph-rsid="00127dd6" style:text-underline-mode="continuous" style:text-overline-mode="continuous" style:text-line-through-mode="continuous" style:font-weight-asian="bold" style:font-weight-complex="bold"/>
    </style:style>
    <style:style style:name="P15" style:family="paragraph" style:parent-style-name="Standard">
      <style:text-properties fo:language="es" fo:country="ES"/>
    </style:style>
    <style:style style:name="P16" style:family="paragraph" style:parent-style-name="Standard">
      <style:text-properties fo:language="es" fo:country="ES" fo:font-style="italic" officeooo:rsid="0017886e" officeooo:paragraph-rsid="0017886e" style:font-style-asian="italic" style:font-style-complex="italic"/>
    </style:style>
    <style:style style:name="P17" style:family="paragraph" style:parent-style-name="Standard">
      <style:text-properties fo:font-style="italic" officeooo:rsid="00127dd6" officeooo:paragraph-rsid="00127dd6" style:font-style-asian="italic" style:font-style-complex="italic"/>
    </style:style>
    <style:style style:name="P18" style:family="paragraph" style:parent-style-name="Standard">
      <style:text-properties fo:font-style="italic" officeooo:rsid="0013b400" officeooo:paragraph-rsid="0013b400" style:font-style-asian="italic" style:font-style-complex="italic"/>
    </style:style>
    <style:style style:name="P19" style:family="paragraph" style:parent-style-name="Standard">
      <style:text-properties fo:font-style="italic" officeooo:rsid="0017047d" officeooo:paragraph-rsid="0017047d" style:font-style-asian="italic" style:font-style-complex="italic"/>
    </style:style>
    <style:style style:name="P20" style:family="paragraph" style:parent-style-name="Standard">
      <style:paragraph-properties fo:text-align="justify" style:justify-single-word="false"/>
      <style:text-properties fo:font-style="italic" style:text-underline-style="none" officeooo:rsid="0013b400" officeooo:paragraph-rsid="0013b400" style:font-style-asian="italic" style:font-style-complex="italic"/>
    </style:style>
    <style:style style:name="P21" style:family="paragraph" style:parent-style-name="Standard">
      <style:text-properties officeooo:paragraph-rsid="0017886e"/>
    </style:style>
    <style:style style:name="P22" style:family="paragraph" style:parent-style-name="Standard">
      <style:text-properties officeooo:paragraph-rsid="001791ff"/>
    </style:style>
    <style:style style:name="P23" style:family="paragraph" style:parent-style-name="Standard">
      <style:paragraph-properties fo:text-align="justify" style:justify-single-word="false"/>
      <style:text-properties officeooo:rsid="00127dd6" officeooo:paragraph-rsid="00127dd6"/>
    </style:style>
    <style:style style:name="P24" style:family="paragraph" style:parent-style-name="Standard">
      <style:text-properties officeooo:rsid="00127dd6" officeooo:paragraph-rsid="00127dd6"/>
    </style:style>
    <style:style style:name="P25" style:family="paragraph" style:parent-style-name="Standard">
      <style:text-properties fo:font-style="normal" officeooo:rsid="00127dd6" officeooo:paragraph-rsid="00127dd6" style:font-style-asian="normal" style:font-style-complex="normal"/>
    </style:style>
    <style:style style:name="P26" style:family="paragraph" style:parent-style-name="Standard">
      <style:text-properties fo:font-style="normal" officeooo:rsid="0017047d" officeooo:paragraph-rsid="0017047d" style:font-style-asian="normal" style:font-style-complex="normal"/>
    </style:style>
    <style:style style:name="P27" style:family="paragraph" style:parent-style-name="Standard">
      <style:paragraph-properties fo:text-align="justify" style:justify-single-word="false"/>
      <style:text-properties fo:font-style="normal" officeooo:rsid="0013b400" style:font-style-asian="normal" style:font-style-complex="normal"/>
    </style:style>
    <style:style style:name="P28" style:family="paragraph" style:parent-style-name="Standard">
      <style:text-properties fo:font-style="normal" officeooo:paragraph-rsid="001b594d" style:font-style-asian="normal" style:font-style-complex="normal"/>
    </style:style>
    <style:style style:name="P29" style:family="paragraph" style:parent-style-name="Standard">
      <style:text-properties officeooo:rsid="0017047d" officeooo:paragraph-rsid="0017047d"/>
    </style:style>
    <style:style style:name="P30" style:family="paragraph" style:parent-style-name="Standard">
      <style:text-properties officeooo:paragraph-rsid="001b594d"/>
    </style:style>
    <style:style style:name="P31" style:family="paragraph" style:parent-style-name="Standard">
      <style:paragraph-properties fo:margin-left="0.635cm" fo:margin-right="0cm" fo:text-indent="0cm" style:auto-text-indent="false">
        <style:tab-stops/>
      </style:paragraph-properties>
      <style:text-properties fo:language="es" fo:country="ES"/>
    </style:style>
    <style:style style:name="P32" style:family="paragraph" style:parent-style-name="Standard">
      <style:paragraph-properties fo:margin-left="1.27cm" fo:margin-right="0cm" fo:text-indent="0cm" style:auto-text-indent="false">
        <style:tab-stops/>
      </style:paragraph-properties>
    </style:style>
    <style:style style:name="P33" style:family="paragraph" style:parent-style-name="Standard">
      <style:paragraph-properties fo:margin-left="1.27cm" fo:margin-right="0cm" fo:text-indent="0cm" style:auto-text-indent="false">
        <style:tab-stops/>
      </style:paragraph-properties>
      <style:text-properties fo:language="es" fo:country="ES"/>
    </style:style>
    <style:style style:name="P34" style:family="paragraph" style:parent-style-name="Standard">
      <style:paragraph-properties fo:margin-left="1.27cm" fo:margin-right="0cm" fo:text-indent="0cm" style:auto-text-indent="false">
        <style:tab-stops/>
      </style:paragraph-properties>
      <style:text-properties officeooo:rsid="00104001" officeooo:paragraph-rsid="00104001"/>
    </style:style>
    <style:style style:name="P35" style:family="paragraph" style:parent-style-name="Standard">
      <style:paragraph-properties fo:margin-left="2.54cm" fo:margin-right="0cm" fo:text-indent="0cm" style:auto-text-indent="false">
        <style:tab-stops/>
      </style:paragraph-properties>
    </style:style>
    <style:style style:name="P36" style:family="paragraph" style:parent-style-name="Standard" style:list-style-name="L1"/>
    <style:style style:name="P37" style:family="paragraph" style:parent-style-name="Standard" style:list-style-name="L1">
      <style:text-properties fo:font-size="11pt" fo:font-weight="bold" style:font-size-asian="11pt" style:font-weight-asian="bold" style:font-size-complex="11pt" style:font-weight-complex="bold"/>
    </style:style>
    <style:style style:name="P38" style:family="paragraph" style:parent-style-name="Standard" style:list-style-name="L1">
      <style:text-properties fo:font-size="11pt" style:font-size-asian="11pt" style:font-size-complex="11pt"/>
    </style:style>
    <style:style style:name="P39" style:family="paragraph" style:parent-style-name="Standard" style:list-style-name="L2">
      <style:paragraph-properties fo:text-align="justify" style:justify-single-word="false"/>
    </style:style>
    <style:style style:name="P40" style:family="paragraph" style:parent-style-name="Standard">
      <style:text-properties fo:font-size="13pt" fo:font-style="normal" style:text-underline-style="none" fo:font-weight="normal" officeooo:rsid="001b594d" officeooo:paragraph-rsid="001b594d" style:text-underline-mode="continuous" style:text-overline-mode="continuous" style:text-line-through-mode="continuous" style:font-size-asian="13pt" style:font-style-asian="normal" style:font-weight-asian="normal" style:font-size-complex="13pt" style:font-style-complex="normal" style:font-weight-complex="normal"/>
    </style:style>
    <style:style style:name="P41" style:family="paragraph" style:parent-style-name="Standard" style:list-style-name="L3"/>
    <style:style style:name="P42" style:family="paragraph" style:parent-style-name="Standard" style:list-style-name="L3">
      <style:text-properties officeooo:paragraph-rsid="00127dd6"/>
    </style:style>
    <style:style style:name="P43" style:family="paragraph" style:parent-style-name="Standard" style:list-style-name="L3">
      <style:text-properties officeooo:rsid="00127dd6" officeooo:paragraph-rsid="00127dd6"/>
    </style:style>
    <style:style style:name="P44" style:family="paragraph" style:parent-style-name="Standard" style:list-style-name="L4">
      <style:paragraph-properties fo:text-align="justify" style:justify-single-word="false"/>
      <style:text-properties officeooo:rsid="0013b400" officeooo:paragraph-rsid="0013b400"/>
    </style:style>
    <style:style style:name="P45" style:family="paragraph" style:parent-style-name="Standard" style:list-style-name="L4">
      <style:paragraph-properties fo:text-align="justify" style:justify-single-word="false"/>
      <style:text-properties fo:color="#000000" fo:font-style="italic" style:text-underline-style="none" officeooo:rsid="0013b400" officeooo:paragraph-rsid="0013b400" style:font-style-asian="italic" style:font-style-complex="italic"/>
    </style:style>
    <style:style style:name="P46" style:family="paragraph" style:parent-style-name="Standard" style:list-style-name="L5">
      <style:text-properties fo:font-style="italic" officeooo:rsid="0013b400" officeooo:paragraph-rsid="0013b400" style:font-style-asian="italic" style:font-style-complex="italic"/>
    </style:style>
    <style:style style:name="P47" style:family="paragraph" style:parent-style-name="Standard" style:list-style-name="L6">
      <style:text-properties fo:font-style="italic" officeooo:rsid="0017047d" officeooo:paragraph-rsid="0017047d" style:font-style-asian="italic" style:font-style-complex="italic"/>
    </style:style>
    <style:style style:name="P48" style:family="paragraph" style:parent-style-name="Standard" style:list-style-name="L7"/>
    <style:style style:name="P49" style:family="paragraph" style:parent-style-name="Standard" style:list-style-name="L7">
      <style:text-properties officeooo:paragraph-rsid="0017886e"/>
    </style:style>
    <style:style style:name="P50" style:family="paragraph" style:parent-style-name="Standard" style:list-style-name="L7">
      <style:text-properties officeooo:paragraph-rsid="001791ff"/>
    </style:style>
    <style:style style:name="P51" style:family="paragraph" style:parent-style-name="Standard" style:list-style-name="L7">
      <style:text-properties officeooo:paragraph-rsid="001d2f73"/>
    </style:style>
    <style:style style:name="P52" style:family="paragraph" style:parent-style-name="Standard" style:list-style-name="L8"/>
    <style:style style:name="P53" style:family="paragraph" style:parent-style-name="Standard" style:list-style-name="L8">
      <style:text-properties officeooo:paragraph-rsid="00104001"/>
    </style:style>
    <style:style style:name="P54" style:family="paragraph" style:parent-style-name="Standard" style:list-style-name="L9"/>
    <style:style style:name="P55" style:family="paragraph" style:parent-style-name="Standard" style:list-style-name="L10">
      <style:text-properties officeooo:paragraph-rsid="00104001"/>
    </style:style>
    <style:style style:name="P56" style:family="paragraph" style:parent-style-name="Standard" style:list-style-name="L7">
      <style:text-properties fo:language="es" fo:country="ES" fo:font-style="italic" officeooo:rsid="0017886e" officeooo:paragraph-rsid="001d2f73" style:font-style-asian="italic" style:font-style-complex="italic"/>
    </style:style>
    <style:style style:name="P57" style:family="paragraph" style:parent-style-name="Standard">
      <style:text-properties officeooo:paragraph-rsid="001d2f73"/>
    </style:style>
    <style:style style:name="P58" style:family="paragraph" style:parent-style-name="Standard" style:list-style-name="L7">
      <style:paragraph-properties fo:margin-left="0cm" fo:margin-right="0cm" fo:text-indent="0cm" style:auto-text-indent="false">
        <style:tab-stops/>
      </style:paragraph-properties>
      <style:text-properties officeooo:paragraph-rsid="001d2f73"/>
    </style:style>
    <style:style style:name="P59" style:family="paragraph" style:parent-style-name="Standard">
      <style:paragraph-properties fo:margin-left="0cm" fo:margin-right="0cm" fo:text-indent="0cm" style:auto-text-indent="false">
        <style:tab-stops/>
      </style:paragraph-properties>
      <style:text-properties officeooo:paragraph-rsid="001d2f73"/>
    </style:style>
    <style:style style:name="P60" style:family="paragraph" style:parent-style-name="Heading_20_4" style:master-page-name="MP0">
      <style:paragraph-properties fo:text-align="center" style:justify-single-word="false" style:page-number="auto" fo:break-before="page"/>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T1" style:family="text">
      <style:text-properties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T2" style:family="text">
      <style:text-properties fo:font-size="11pt" fo:font-weight="bold" style:font-size-asian="11pt" style:font-weight-asian="bold" style:font-size-complex="11pt" style:font-weight-complex="bold"/>
    </style:style>
    <style:style style:name="T3" style:family="text">
      <style:text-properties fo:font-size="11pt" style:font-size-asian="11pt" style:font-size-complex="11pt"/>
    </style:style>
    <style:style style:name="T4" style:family="text">
      <style:text-properties fo:language="es" fo:country="ES"/>
    </style:style>
    <style:style style:name="T5" style:family="text">
      <style:text-properties fo:language="es" fo:country="ES" officeooo:rsid="0017886e"/>
    </style:style>
    <style:style style:name="T6" style:family="text">
      <style:text-properties fo:language="es" fo:country="ES" fo:font-style="italic" style:font-style-asian="italic" style:font-style-complex="italic"/>
    </style:style>
    <style:style style:name="T7" style:family="text">
      <style:text-properties fo:language="es" fo:country="ES" fo:font-style="italic" officeooo:rsid="0017886e" style:font-style-asian="italic" style:font-style-complex="italic"/>
    </style:style>
    <style:style style:name="T8" style:family="text">
      <style:text-properties fo:language="es" fo:country="ES" fo:font-style="italic" officeooo:rsid="001791ff" style:font-style-asian="italic" style:font-style-complex="italic"/>
    </style:style>
    <style:style style:name="T9" style:family="text">
      <style:text-properties fo:language="es" fo:country="ES" fo:font-style="normal" officeooo:rsid="0017886e" style:font-style-asian="normal" style:font-style-complex="normal"/>
    </style:style>
    <style:style style:name="T10" style:family="text">
      <style:text-properties fo:language="es" fo:country="ES" fo:font-style="normal" officeooo:rsid="001791ff" style:font-style-asian="normal" style:font-style-complex="normal"/>
    </style:style>
    <style:style style:name="T11" style:family="text">
      <style:text-properties fo:language="es" fo:country="ES" fo:font-style="normal" officeooo:rsid="001cbda0" style:font-style-asian="normal" style:font-style-complex="normal"/>
    </style:style>
    <style:style style:name="T12" style:family="text">
      <style:text-properties fo:language="es" fo:country="ES" officeooo:rsid="001791ff"/>
    </style:style>
    <style:style style:name="T13" style:family="text">
      <style:text-properties fo:font-style="italic" style:font-style-asian="italic" style:font-style-complex="italic"/>
    </style:style>
    <style:style style:name="T14" style:family="text">
      <style:text-properties fo:font-style="italic" officeooo:rsid="00127dd6" style:font-style-asian="italic" style:font-style-complex="italic"/>
    </style:style>
    <style:style style:name="T15" style:family="text">
      <style:text-properties fo:font-style="italic" officeooo:rsid="0013b400" style:font-style-asian="italic" style:font-style-complex="italic"/>
    </style:style>
    <style:style style:name="T16" style:family="text">
      <style:text-properties fo:font-style="italic" officeooo:rsid="001791ff" style:font-style-asian="italic" style:font-style-complex="italic"/>
    </style:style>
    <style:style style:name="T17" style:family="text">
      <style:text-properties fo:font-style="italic" style:text-underline-style="none" style:font-style-asian="italic" style:font-style-complex="italic"/>
    </style:style>
    <style:style style:name="T18" style:family="text">
      <style:text-properties officeooo:rsid="0010b498"/>
    </style:style>
    <style:style style:name="T19" style:family="text">
      <style:text-properties officeooo:rsid="00127dd6"/>
    </style:style>
    <style:style style:name="T20" style:family="text">
      <style:text-properties officeooo:rsid="0013b400"/>
    </style:style>
    <style:style style:name="T21" style:family="text">
      <style:text-properties fo:font-style="normal" style:font-style-asian="normal" style:font-style-complex="normal"/>
    </style:style>
    <style:style style:name="T22" style:family="text">
      <style:text-properties fo:font-style="normal" officeooo:rsid="0013b400" style:font-style-asian="normal" style:font-style-complex="normal"/>
    </style:style>
    <style:style style:name="T23" style:family="text">
      <style:text-properties fo:color="#000000" fo:font-style="italic" style:text-underline-style="none" style:font-style-asian="italic" style:font-style-complex="italic"/>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11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WW_5f_CharLFO9LV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9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number text:level="1" text:style-name="WW_5f_CharLFO9LV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9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0" text:outline-level="4">Escuela de Informática InforSanLuis</text:h>
      <text:p text:style-name="P1"><text:span text:style-name="Fuente_20_de_20_párrafo_20_predeter."><text:span text:style-name="T1">Taller de Desarrollo y Diseño de aplicaciones móviles con Flutter</text:span></text:span></text:p>
      <text:p text:style-name="P2"/>
      <text:list xml:id="list1245964447" text:style-name="L1">
        <text:list-item>
          <text:p text:style-name="P36"><text:span text:style-name="Fuente_20_de_20_párrafo_20_predeter."><text:span text:style-name="T2">Prof. Responsable:</text:span></text:span><text:span text:style-name="Fuente_20_de_20_párrafo_20_predeter."><text:span text:style-name="T3"> Peralta, Mario</text:span></text:span></text:p>
        </text:list-item>
      </text:list>
      <text:p text:style-name="P2"/>
      <text:list xml:id="list160214093011169" text:continue-numbering="true" text:style-name="L1">
        <text:list-item>
          <text:p text:style-name="P37">Colaboradores:</text:p>
          <text:list>
            <text:list-item>
              <text:p text:style-name="P38">Maguire, Margarita – meganmaguire000@gmail.com</text:p>
            </text:list-item>
            <text:list-item>
              <text:p text:style-name="P38">Decena, Facundo M. – facundo.decena@gmail.com</text:p>
            </text:list-item>
            <text:list-item>
              <text:p text:style-name="P38">Pellegrino, Maximiliano D. – pellegrinomhd@gmail.com</text:p>
            </text:list-item>
            <text:list-item>
              <text:p text:style-name="P38">Merenda, Franco N. – merenda.franco83@gmail.com</text:p>
            </text:list-item>
          </text:list>
        </text:list-item>
      </text:list>
      <text:p text:style-name="P3"/>
      <text:list xml:id="list160213963205561" text:continue-numbering="true" text:style-name="L1">
        <text:list-item>
          <text:p text:style-name="P36"><text:span text:style-name="Fuente_20_de_20_párrafo_20_predeter."><text:span text:style-name="T2">Año: </text:span></text:span><text:span text:style-name="Fuente_20_de_20_párrafo_20_predeter."><text:span text:style-name="T3">2019</text:span></text:span></text:p>
        </text:list-item>
      </text:list>
      <text:p text:style-name="Standard"/>
      <text:p text:style-name="P4">Preparación y configuración del Entorno para la utilización de Flutter en <text:span text:style-name="T18">Linux Ubuntu/Debian</text:span></text:p>
      <text:p text:style-name="P4"/>
      <text:p text:style-name="P5">Instalando Android Studio</text:p>
      <text:p text:style-name="P6"/>
      <text:p text:style-name="P11">Para realizar la instalación de Android Studio, desde el siguiente link se puede realizar la descarga:</text:p>
      <text:p text:style-name="P11"/>
      <text:p text:style-name="P11">Link: <text:span text:style-name="Hipervínculo">https://developer.android.com/studio#downloads</text:span></text:p>
      <text:p text:style-name="P11"/>
      <text:p text:style-name="P23">Seleccionar la versión para Linux (64-bit).</text:p>
      <text:p text:style-name="P23"/>
      <text:p text:style-name="P11">Una vez instalado, deberemos descargar los paquetes necesarios que nos sugerirá el mismo programa, y, además, dos plugins que nos serán útiles para los proyectos en Flutter. </text:p>
      <text:p text:style-name="P11"/>
      <text:list xml:id="list3635988571" text:style-name="L2">
        <text:list-item>
          <text:p text:style-name="P39"><text:span text:style-name="tlid-translation"><text:span text:style-name="T4">Abra las preferencias de complementos</text:span></text:span> <text:span text:style-name="Fuente_20_de_20_párrafo_20_predeter."><text:span text:style-name="T13">File &gt; Settings &gt; Plugins</text:span></text:span> </text:p>
        </text:list-item>
        <text:list-item>
          <text:p text:style-name="P39"><text:span text:style-name="tlid-translation"><text:span text:style-name="T4">Seleccione Marketplace, seleccione el complemento Flutter y haga clic en Instalar.</text:span></text:span></text:p>
        </text:list-item>
        <text:list-item>
          <text:p text:style-name="P39"><text:span text:style-name="tlid-translation"><text:span text:style-name="T4">Haga clic en Sí cuando se le solicite que instale el complemento Dart.</text:span></text:span></text:p>
        </text:list-item>
        <text:list-item>
          <text:p text:style-name="P39"><text:span text:style-name="tlid-translation"><text:span text:style-name="T4">Haga clic en Reiniciar cuando se le solicite</text:span></text:span></text:p>
        </text:list-item>
      </text:list>
      <text:p text:style-name="P11"/>
      <text:p text:style-name="P11">Con estos dos y los paquetes que nos descargará el programa, dentro de los que se encuentran el SDK de Android, las API para las versiones de Android, herramientas para compilar, etc. Ya estaremos listos para realizar la instalación de Flutter.</text:p>
      <text:p text:style-name="Standard"/>
      <text:p text:style-name="Standard"/>
      <text:p text:style-name="P6">Configuración de Flutter en Android Studio</text:p>
      <text:p text:style-name="P7"/>
      <text:p text:style-name="P10">**ATENCIÓN: Se puede realizar de dos maneras, siguiendo este documento o en el directorio <text:span text:style-name="T13">/home/stormtrooper/InforSanLuis-Flutter/Configuración e Instalación de AndroidStudio/Linux/InstaladorFlutter-Debian-Ubuntu</text:span><text:span text:style-name="T21"> existe un script para la instalación de Flutter de manera automatizada y un Readme para saber como ejecutarlo. Ante cualquier duda consultar a los colaboradores. </text:span></text:p>
      <text:p text:style-name="P40"/>
      <text:p text:style-name="P10"/>
      <text:p text:style-name="P30">Todo este apunte está basado en el tutorial “Get started” en flutter.dev, ante cualquier duda consultar además el siguiente link <text:a xlink:type="simple" xlink:href="https://flutter.dev/docs/get-started/install/linux" text:style-name="Internet_20_link" text:visited-style-name="Visited_20_Internet_20_Link">https://flutter.dev/docs/get-started/install/linux</text:a></text:p>
      <text:p text:style-name="P28"/>
      <text:p text:style-name="P12"/>
      <text:p text:style-name="Standard">Los requerimientos para Flutter son los siguientes:</text:p>
      <text:p text:style-name="Standard"/>
      <text:list xml:id="list4266216211" text:style-name="L3">
        <text:list-item>
          <text:p text:style-name="P41"><text:soft-page-break/>Sistemas operativos: <text:span text:style-name="T19">Linux (64-bit)</text:span></text:p>
        </text:list-item>
        <text:list-item>
          <text:p text:style-name="P41">Espacio en disco: <text:span text:style-name="T19">6</text:span>00 MB (no incluye espacio en disco para IDE / herramientas).</text:p>
        </text:list-item>
        <text:list-item>
          <text:p text:style-name="P41">Flutter depende de que estas herramientas estén instaladas:</text:p>
        </text:list-item>
      </text:list>
      <text:p text:style-name="Standard"/>
      <text:list xml:id="list160213514122451" text:continue-numbering="true" text:style-name="L3">
        <text:list-item>
          <text:list>
            <text:list-item>
              <text:p text:style-name="P41">Asegurarse de tener <text:span text:style-name="Fuente_20_de_20_párrafo_20_predeter."><text:span text:style-name="T13">JDK 1.8 o superior.</text:span></text:span></text:p>
              <text:list>
                <text:list-item>
                  <text:p text:style-name="P43"><text:span text:style-name="Fuente_20_de_20_párrafo_20_predeter."><text:span text:style-name="T14">Comando : $ sudo apt-get install default-jdk</text:span></text:span></text:p>
                </text:list-item>
              </text:list>
            </text:list-item>
            <text:list-item>
              <text:p text:style-name="P43">Asegurarse de tener funcionando los siguientes comandos:</text:p>
              <text:list>
                <text:list-item>
                  <text:p text:style-name="P42">bash</text:p>
                </text:list-item>
                <text:list-item>
                  <text:p text:style-name="P42">curl</text:p>
                </text:list-item>
                <text:list-item>
                  <text:p text:style-name="P42">git</text:p>
                </text:list-item>
                <text:list-item>
                  <text:p text:style-name="P42">mkdir</text:p>
                </text:list-item>
                <text:list-item>
                  <text:p text:style-name="P42">rm</text:p>
                </text:list-item>
                <text:list-item>
                  <text:p text:style-name="P42">unzip</text:p>
                </text:list-item>
                <text:list-item>
                  <text:p text:style-name="P42">which</text:p>
                </text:list-item>
                <text:list-item>
                  <text:p text:style-name="P42">xz-utils</text:p>
                </text:list-item>
                <text:list-item>
                  <text:p text:style-name="P43">libglu1-mesa</text:p>
                </text:list-item>
              </text:list>
            </text:list-item>
          </text:list>
        </text:list-item>
      </text:list>
      <text:p text:style-name="P24">Para instalar cualquiera de estos, simplemente con:</text:p>
      <text:p text:style-name="P24"/>
      <text:p text:style-name="P17">$ sudo apt-get install nombre-comando</text:p>
      <text:p text:style-name="P17"/>
      <text:p text:style-name="P25">Ejemplo:</text:p>
      <text:p text:style-name="P25"/>
      <text:p text:style-name="P17">$ sudo apt-get install git</text:p>
      <text:p text:style-name="P14"/>
      <text:p text:style-name="P13">Pasos para proceder con la instalación de Flutter</text:p>
      <text:p text:style-name="P11"/>
      <text:p text:style-name="P11">1° Una vez que tengamos lo demás funcionando, descargamos la última versión estable de Flutter, que la podemos chequear en <text:a xlink:type="simple" xlink:href="https://flutter.dev/docs/development/tools/sdk/releases?tab=windows" office:target-frame-name="_top" xlink:show="replace" text:style-name="Internet_20_link" text:visited-style-name="Visited_20_Internet_20_Link">https://flutter.dev/docs/development/tools/sdk/releases?tab=</text:a><text:span text:style-name="T20">linux</text:span> .</text:p>
      <text:p text:style-name="P11"/>
      <text:p text:style-name="P11">En este caso la última estable al 27/11/2019, les dejamos el link para descarga - <text:a xlink:type="simple" xlink:href="https://storage.googleapis.com/flutter_infra/releases/stable/linux/flutter_linux_v1.9.1+hotfix.6-stable.tar.xz" text:style-name="Internet_20_link" text:visited-style-name="Visited_20_Internet_20_Link">https://storage.googleapis.com/flutter_infra/releases/stable/linux/flutter_linux_v1.9.1+hotfix.6-stable.tar.xz</text:a></text:p>
      <text:p text:style-name="P11"/>
      <text:p text:style-name="P11"/>
      <text:p text:style-name="P11">2° Una vez que lo tenemos descargado, lo descomprimimos en el directorio que creamos conveniente, por ejemplo, <text:span text:style-name="T20">un lugar podría ser /</text:span><text:span text:style-name="T15">opt/flutter. </text:span><text:span text:style-name="T22">Para lograr esto deberemos:</text:span></text:p>
      <text:p text:style-name="P27"/>
      <text:list xml:id="list3986124209" text:style-name="L4">
        <text:list-item>
          <text:p text:style-name="P44"><text:span text:style-name="T17">$ sudo tar xvf </text:span><text:a xlink:type="simple" xlink:href="https://storage.googleapis.com/flutter_infra/releases/stable/linux/flutter_linux_v1.9.1+hotfix.6-stable.tar.xz" text:style-name="Internet_20_link" text:visited-style-name="Visited_20_Internet_20_Link"><text:span text:style-name="T23">flutter_linux_v1.9.1+hotfix.6-stable.tar.xz</text:span></text:a></text:p>
        </text:list-item>
        <text:list-item>
          <text:p text:style-name="P45">$ sudo mv flutter opt/flutter</text:p>
        </text:list-item>
      </text:list>
      <text:p text:style-name="P20"/>
      <text:p text:style-name="P11"/>
      <text:p text:style-name="P11">3° Editamos las variables del entorno para modificar la “<text:span text:style-name="T20">Path</text:span>” y agregarle los binarios de flutt<text:span text:style-name="T20">er. Lo que haremos es crear un link simbólico al /usr/bin/flutter para que la consola siempre detecte a flutter</text:span>:</text:p>
      <text:p text:style-name="Standard"/>
      <text:list xml:id="list2598409687" text:style-name="L5">
        <text:list-item>
          <text:p text:style-name="P46">$ sudo ln -s /opt/flutter/bin/flutter <text:s/>usr/bin/flutter</text:p>
        </text:list-item>
      </text:list>
      <text:p text:style-name="P18"/>
      <text:p text:style-name="P26">4° Para comprobar si está funcionando, si en la consola escribimos:</text:p>
      <text:list xml:id="list2084518132" text:style-name="L6">
        <text:list-item>
          <text:p text:style-name="P47">$ flutter –version</text:p>
        </text:list-item>
      </text:list>
      <text:p text:style-name="P26"/>
      <text:p text:style-name="P26">Nos va a devolver algo como esto: </text:p>
      <text:p text:style-name="P26"/>
      <text:p text:style-name="P19">nombreUsuario@nombreMaquina:~$ flutter --version</text:p>
      <text:p text:style-name="P19">Flutter 1.9.1+hotfix.6 • channel stable • https://github.com/flutter/flutter.git</text:p>
      <text:p text:style-name="P19"><text:soft-page-break/>Framework • revision 68587a0916 (hace 3 meses) • 2019-09-13 19:46:58 -0700</text:p>
      <text:p text:style-name="P19">Engine • revision b863200c37</text:p>
      <text:p text:style-name="P19">Tools • Dart 2.5.0</text:p>
      <text:p text:style-name="P26"/>
      <text:p text:style-name="P29">5° Listos para utilizar Flutter!</text:p>
      <text:p text:style-name="Standard"/>
      <text:p text:style-name="P5"/>
      <text:p text:style-name="P5"/>
      <text:p text:style-name="P5">Configurar el dispositivo de Android</text:p>
      <text:p text:style-name="P8"/>
      <text:list xml:id="list90620423" text:style-name="L7">
        <text:list-item>
          <text:p text:style-name="P48"><text:span text:style-name="tlid-translation"><text:span text:style-name="T4">Para prepararse para ejecutar y probar su aplicación Flutter en un dispositivo Android, necesitará un dispositivo Android con Android 4.1 (nivel 16 de API) o superior.</text:span></text:span></text:p>
        </text:list-item>
      </text:list>
      <text:p text:style-name="P31"/>
      <text:list xml:id="list160214011794925" text:continue-numbering="true" text:style-name="L7">
        <text:list-item>
          <text:p text:style-name="P48"><text:span text:style-name="tlid-translation"><text:span text:style-name="T4">Habilite las opciones de desarrollador y la depuración de USB en su dispositivo. Las instrucciones detalladas están disponibles en la documentación de Android. </text:span></text:span></text:p>
          <text:list>
            <text:list-item>
              <text:p text:style-name="P48"><text:span text:style-name="tlid-translation"><text:span text:style-name="T4">Link : </text:span></text:span><text:a xlink:type="simple" xlink:href="https://developer.android.com/studio/debug/dev-options.html" office:target-frame-name="_top" xlink:show="replace" text:style-name="Internet_20_link" text:visited-style-name="Visited_20_Internet_20_Link"><text:span text:style-name="Hipervínculo"><text:span text:style-name="T4">https://developer.android.com/studio/debug/dev-options.html</text:span></text:span></text:a></text:p>
            </text:list-item>
          </text:list>
        </text:list-item>
      </text:list>
      <text:p text:style-name="P32"/>
      <text:list xml:id="list160214043533503" text:continue-numbering="true" text:style-name="L7">
        <text:list-item>
          <text:p text:style-name="P51"><text:span text:style-name="tlid-translation"><text:span text:style-name="T5">Añada su usuario al grupo </text:span></text:span><text:span text:style-name="tlid-translation"><text:span text:style-name="T7">plugdev</text:span></text:span><text:span text:style-name="tlid-translation"><text:span text:style-name="T9"> para que no haya problemas en el futuro.</text:span></text:span></text:p>
          <text:list>
            <text:list-item>
              <text:p text:style-name="P51"><text:span text:style-name="tlid-translation"><text:span text:style-name="T7">$ </text:span></text:span><text:span text:style-name="T4">sudo usermod -a -G</text:span><text:span text:style-name="T6"> </text:span><text:span text:style-name="T7">plugdev</text:span><text:span text:style-name="T6"> </text:span><text:span text:style-name="T7">$USER</text:span></text:p>
            </text:list-item>
          </text:list>
          <text:p text:style-name="P56"/>
        </text:list-item>
        <text:list-item>
          <text:p text:style-name="P51"><text:span text:style-name="tlid-translation"><text:span text:style-name="T11">Ejecutar el siguiente comando en la terminal, posicionado en el directorio resources mencionado al principio del documento.</text:span></text:span></text:p>
          <text:list>
            <text:list-item>
              <text:p text:style-name="P51"><text:span text:style-name="tlid-translation"><text:span text:style-name="T11">$sudo cat sudo cat 51-android-ORIGINAL.rules &gt; /etc/udev/rules.d/51-android.rules</text:span></text:span></text:p>
            </text:list-item>
          </text:list>
          <text:p text:style-name="P51"/>
          <text:p text:style-name="P51"><text:span text:style-name="tlid-translation"><text:span text:style-name="T8">Esto lo que logrará es permitirle a linux reconocer múltiples dispositivos de distintos fabricantes.</text:span></text:span></text:p>
          <text:p text:style-name="P51"/>
        </text:list-item>
        <text:list-item>
          <text:p text:style-name="P51"><text:span text:style-name="tlid-translation"><text:span text:style-name="T4">Usando un cable USB, conecte su teléfono a su computadora. Si se le solicita en su dispositivo un permiso, autorice a su computadora a acceder a su dispositivo.</text:span></text:span></text:p>
        </text:list-item>
      </text:list>
      <text:p text:style-name="P59"/>
      <text:list xml:id="list160214184712774" text:continue-numbering="true" text:style-name="L7">
        <text:list-item>
          <text:p text:style-name="P51"><text:span text:style-name="tlid-translation"><text:span text:style-name="T4">En el terminal, ejecute el comando </text:span></text:span><text:span text:style-name="Fuente_20_de_20_párrafo_20_predeter."><text:span text:style-name="T13"><text:s/></text:span></text:span><text:span text:style-name="Fuente_20_de_20_párrafo_20_predeter."><text:span text:style-name="T16">$ </text:span></text:span><text:span text:style-name="Fuente_20_de_20_párrafo_20_predeter."><text:span text:style-name="T13">flutter devices</text:span></text:span></text:p>
        </text:list-item>
      </text:list>
      <text:p text:style-name="P57"/>
      <text:list xml:id="list160213603663741" text:continue-numbering="true" text:style-name="L7">
        <text:list-item>
          <text:list>
            <text:list-item>
              <text:list>
                <text:list-item>
                  <text:list>
                    <text:list-item>
                      <text:list>
                        <text:list-header>
                          <text:p text:style-name="P58"><text:span text:style-name="tlid-translation"><text:span text:style-name="T4">Para verificar que Flutter reconozca su dispositivo Android conectado. </text:span></text:span><text:span text:style-name="tlid-translation"><text:span text:style-name="T12">Así como también otra verificación es que en el Android Studio, aparezca el nombre del dispositivo conectado en los dispositivos disponibles para correr su proyecto.</text:span></text:span></text:p>
                        </text:list-header>
                      </text:list>
                    </text:list-item>
                  </text:list>
                </text:list-item>
              </text:list>
            </text:list-item>
          </text:list>
          <text:p text:style-name="P58"><text:span text:style-name="tlid-translation"><text:span text:style-name="T10"/></text:span></text:p>
        </text:list-item>
      </text:list>
      <text:p text:style-name="P32"><text:span text:style-name="tlid-translation"><text:span text:style-name="T12"/></text:span></text:p>
      <text:p text:style-name="P9"/>
      <text:p text:style-name="P5">Configurar el emulador de Android</text:p>
      <text:p text:style-name="Standard"/>
      <text:p text:style-name="Standard"/>
      <text:p text:style-name="Standard"><text:span text:style-name="tlid-translation"><text:span text:style-name="T4">Para prepararse para ejecutar y probar su aplicación Flutter en el emulador de Android, siga estos pasos:</text:span></text:span><text:span text:style-name="Fuente_20_de_20_párrafo_20_predeter."><text:span text:style-name="T4"><text:line-break/></text:span></text:span></text:p>
      <text:list xml:id="list1465030715" text:style-name="L8">
        <text:list-item>
          <text:p text:style-name="P52"><text:span text:style-name="tlid-translation"><text:span text:style-name="T4">Habilite la aceleración de VM en su máquina, siguiendo el link con todo detallado</text:span></text:span></text:p>
        </text:list-item>
      </text:list>
      <text:list xml:id="list3867838711" text:style-name="L9">
        <text:list-item>
          <text:list>
            <text:list-item>
              <text:p text:style-name="P54">Link: <text:a xlink:type="simple" xlink:href="https://developer.android.com/studio/run/emulator-acceleration#accel-vm" office:target-frame-name="_top" xlink:show="replace" text:style-name="Internet_20_link" text:visited-style-name="Visited_20_Internet_20_Link"><text:span text:style-name="Hipervínculo">https://developer.android.com/studio/run/emulator-acceleration#accel-vm</text:span></text:a></text:p>
            </text:list-item>
          </text:list>
        </text:list-item>
      </text:list>
      <text:p text:style-name="P35"/>
      <text:list xml:id="list13630492477167" text:style-name="L8">
        <text:list-item>
          <text:p text:style-name="P52"><text:span text:style-name="tlid-translation"><text:span text:style-name="T4">Inicie Android Studio&gt; Herramientas&gt; Android&gt; Administrador AVD y seleccione Crear dispositivo virtual. (El submenú de Android solo está presente cuando está dentro de un proyecto de Android).<text:tab/></text:span></text:span></text:p>
        </text:list-item>
      </text:list>
      <text:p text:style-name="P33"/>
      <text:list xml:id="list160214142579577" text:continue-numbering="true" text:style-name="L8">
        <text:list-item>
          <text:p text:style-name="P52"><text:span text:style-name="tlid-translation"><text:span text:style-name="T4">Elija un dispositivo y seleccione Siguiente.</text:span></text:span></text:p>
        </text:list-item>
      </text:list>
      <text:p text:style-name="P15"/>
      <text:list xml:id="list160213872375621" text:continue-numbering="true" text:style-name="L8">
        <text:list-item>
          <text:p text:style-name="P52"><text:soft-page-break/><text:span text:style-name="tlid-translation"><text:span text:style-name="T4">Seleccione una o más imágenes del sistema para las versiones de Android que desea emular y seleccione Siguiente. Se recomienda una imagen x86 o x86_64.</text:span></text:span></text:p>
        </text:list-item>
      </text:list>
      <text:p text:style-name="P33"/>
      <text:list xml:id="list160214015016952" text:continue-numbering="true" text:style-name="L8">
        <text:list-item>
          <text:p text:style-name="P52"><text:span text:style-name="tlid-translation"><text:span text:style-name="T4">En Rendimiento emulado, seleccione Hardware - GLES 2.0 para habilitar la aceleración de hardware. </text:span></text:span></text:p>
        </text:list-item>
      </text:list>
      <text:p text:style-name="P34"/>
      <text:list xml:id="list160214571403796" text:continue-numbering="true" text:style-name="L8">
        <text:list-item>
          <text:p text:style-name="P53"><text:span text:style-name="tlid-translation"><text:span text:style-name="T4">Verifique que la configuración de AVD sea correcta y seleccione Finalizar. </text:span></text:span></text:p>
        </text:list-item>
      </text:list>
      <text:list xml:id="list4162531133" text:style-name="L10">
        <text:list-item>
          <text:list>
            <text:list-item>
              <text:p text:style-name="P55"><text:span text:style-name="tlid-translation"><text:span text:style-name="T4">Para obtener detalles sobre los pasos anteriores, consulte Administración de AVD.</text:span></text:span></text:p>
            </text:list-item>
          </text:list>
        </text:list-item>
      </text:list>
      <text:list xml:id="list160215184083723" text:continue-list="list160214571403796" text:style-name="L8">
        <text:list-header>
          <text:p text:style-name="P53"><text:span text:style-name="tlid-translation"><text:span text:style-name="T4"/></text:span></text:p>
        </text:list-header>
        <text:list-item>
          <text:p text:style-name="P53"><text:span text:style-name="tlid-translation"><text:span text:style-name="T4">En Android Virtual Device Manager, haga clic en Ejecutar en la barra de herramientas. El emulador se inicia y se mostrara el dispositivo que seleccionamos funcionando.</text:span></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style:font-name-asian="DejaVu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style:font-name="Liberation Serif" fo:font-family="'Liberation Serif'" style:font-family-generic="roman" style:font-pitch="variable" fo:font-size="12pt" fo:font-weight="bold" style:font-size-asian="12pt" style:font-weight-asian="bold" style:font-size-complex="12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ipervínculo"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Mención_20_sin_20_resolver" style:display-name="Mención sin resolver" style:family="text" style:parent-style-name="Fuente_20_de_20_párrafo_20_predeter.">
      <style:text-properties fo:color="#605e5c" fo:background-color="#e1dfdd"/>
    </style:style>
    <style:style style:name="tlid-translation" style:family="text" style:parent-style-name="Fuente_20_de_20_párrafo_20_predeter."/>
    <style:style style:name="Título_20_2_20_Car" style:display-name="Título 2 Car" style:family="text" style:parent-style-name="Fuente_20_de_20_párrafo_20_predeter.">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Symbol" fo:font-family="Symbol" style:font-family-generic="roman"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fo:font-weight="normal" style:font-weight-asian="normal" style:font-weight-complex="normal"/>
    </style:style>
    <style:style style:name="WW_5f_CharLFO9LVL2" style:display-name="WW_CharLFO9LVL2" style:family="text">
      <style:text-properties style:font-name="Symbol" fo:font-family="Symbol" style:font-family-generic="roman"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fo:font-weight="normal" style:font-weight-asian="normal" style:font-weight-complex="norma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Encabezado">Taller de Desarrollo y Diseño de aplicaciones móviles con Flutt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title/>
    <meta:creation-date>2019-11-27T22:21:00Z</meta:creation-date>
    <dc:date>2019-11-28T16:02:12.834743601</dc:date>
    <meta:editing-cycles>34</meta:editing-cycles>
    <meta:editing-duration>PT2H52M32S</meta:editing-duration>
    <meta:document-statistic meta:table-count="0" meta:image-count="0" meta:object-count="0" meta:page-count="4" meta:paragraph-count="84" meta:word-count="919" meta:character-count="6347" meta:non-whitespace-character-count="5546"/>
    <meta:template xlink:type="simple" xlink:actuate="onRequest" xlink:title="" xlink:href="Normal.dotm"/>
  </office:meta>
</office:document-meta>
</file>